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7.092cm" fo:margin-left="0.026cm" table:align="left"/>
    </style:style>
    <style:style style:name="Таблица1.A" style:family="table-column">
      <style:table-column-properties style:column-width="6.006cm"/>
    </style:style>
    <style:style style:name="Таблица1.B" style:family="table-column">
      <style:table-column-properties style:column-width="5.503cm"/>
    </style:style>
    <style:style style:name="Таблица1.C" style:family="table-column">
      <style:table-column-properties style:column-width="5.58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164cm" table:align="margins"/>
    </style:style>
    <style:style style:name="Таблица2.A" style:family="table-column">
      <style:table-column-properties style:column-width="6.006cm" style:rel-column-width="22931*"/>
    </style:style>
    <style:style style:name="Таблица2.B" style:family="table-column">
      <style:table-column-properties style:column-width="5.503cm" style:rel-column-width="21012*"/>
    </style:style>
    <style:style style:name="Таблица2.C" style:family="table-column">
      <style:table-column-properties style:column-width="5.655cm" style:rel-column-width="21592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f7f5" officeooo:paragraph-rsid="0019f7f5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line-height="0.4cm"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text-indent="1.3cm" style:auto-text-indent="false" fo:background-color="transparent"/>
      <style:text-properties fo:font-size="10pt" fo:font-weight="normal" officeooo:rsid="0028edcd" officeooo:paragraph-rsid="00279fff" style:font-size-asian="10pt" style:font-weight-asian="normal" style:font-size-complex="10pt" style:font-weight-complex="normal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0pt" fo:font-weight="normal" officeooo:rsid="0028edcd" officeooo:paragraph-rsid="00279fff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0pt" fo:font-weight="normal" officeooo:rsid="0028edcd" officeooo:paragraph-rsid="002e232c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0pt" fo:font-weight="normal" officeooo:rsid="0028edcd" officeooo:paragraph-rsid="0028edcd" style:font-size-asian="10pt" style:font-weight-asian="normal" style:font-size-complex="10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0pt" fo:font-weight="normal" officeooo:rsid="0028edcd" officeooo:paragraph-rsid="0028edc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0.4cm"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line-height="0.4cm" fo:text-align="center" style:justify-single-word="false"/>
      <style:text-properties fo:font-size="10pt" officeooo:paragraph-rsid="004a98d5" style:font-size-asian="10pt" style:font-size-complex="10pt"/>
    </style:style>
    <style:style style:name="P11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font-size="10pt" officeooo:paragraph-rsid="0043d4d4" style:font-size-asian="10pt" style:font-size-complex="10pt"/>
    </style:style>
    <style:style style:name="P12" style:family="paragraph" style:parent-style-name="Table_20_Contents">
      <style:paragraph-properties fo:line-height="0.4cm" fo:text-align="start" style:justify-single-word="false"/>
      <style:text-properties fo:font-size="10pt" officeooo:paragraph-rsid="0043d4d4" style:font-size-asian="10pt" style:font-size-complex="10pt"/>
    </style:style>
    <style:style style:name="P13" style:family="paragraph" style:parent-style-name="Table_20_Contents">
      <style:paragraph-properties fo:line-height="0.4cm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line-height="0.4cm" fo:text-align="start" style:justify-single-word="false"/>
      <style:text-properties fo:font-size="10pt" officeooo:paragraph-rsid="004a98d5" style:font-size-asian="10pt" style:font-size-complex="10pt"/>
    </style:style>
    <style:style style:name="P15" style:family="paragraph" style:parent-style-name="Table_20_Contents">
      <style:paragraph-properties fo:line-height="0.4cm" fo:text-align="center" style:justify-single-word="false"/>
      <style:text-properties fo:font-size="10pt" officeooo:rsid="0029aaa4" officeooo:paragraph-rsid="0029aaa4" style:font-size-asian="10pt" style:font-size-complex="10pt"/>
    </style:style>
    <style:style style:name="P16" style:family="paragraph" style:parent-style-name="Table_20_Contents">
      <style:paragraph-properties fo:line-height="0.4cm" fo:text-align="start" style:justify-single-word="false"/>
      <style:text-properties fo:font-size="10pt" officeooo:rsid="0029aaa4" officeooo:paragraph-rsid="0043d4d4" style:font-size-asian="10pt" style:font-size-complex="10pt"/>
    </style:style>
    <style:style style:name="P17" style:family="paragraph" style:parent-style-name="Table_20_Contents">
      <style:paragraph-properties fo:line-height="0.4cm" fo:text-align="start" style:justify-single-word="false"/>
      <style:text-properties fo:font-size="10pt" officeooo:rsid="0029aaa4" officeooo:paragraph-rsid="0029aaa4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paragraph-rsid="0043d4d4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paragraph-rsid="0019f7f5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19f7f5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paragraph-rsid="004a98d5" style:font-size-asian="10pt" style:font-size-complex="10pt"/>
    </style:style>
    <style:style style:name="P22" style:family="paragraph" style:parent-style-name="Table_20_Contents">
      <style:paragraph-properties fo:line-height="115%" fo:text-align="start" style:justify-single-word="false"/>
      <style:text-properties fo:font-size="10pt" officeooo:paragraph-rsid="0043d4d4" style:font-size-asian="10pt" style:font-size-complex="10pt"/>
    </style:style>
    <style:style style:name="P23" style:family="paragraph" style:parent-style-name="Table_20_Contents">
      <style:paragraph-properties fo:line-height="150%" fo:text-align="start" style:justify-single-word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paragraph-rsid="004a98d5" style:font-size-asian="10pt" style:font-size-complex="10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0pt" officeooo:paragraph-rsid="0041fdb9" style:font-size-asian="10pt" style:font-size-complex="10pt"/>
    </style:style>
    <style:style style:name="P27" style:family="paragraph" style:parent-style-name="Table_20_Contents">
      <style:paragraph-properties fo:line-height="0.4cm" fo:text-align="start" style:justify-single-word="false"/>
      <style:text-properties fo:font-size="10pt" fo:language="ru" fo:country="RU" officeooo:rsid="0043d4d4" officeooo:paragraph-rsid="0043d4d4" style:font-size-asian="10pt" style:font-size-complex="10pt"/>
    </style:style>
    <style:style style:name="P28" style:family="paragraph" style:parent-style-name="Table_20_Contents">
      <style:paragraph-properties fo:line-height="0.4cm" fo:text-align="start" style:justify-single-word="false"/>
      <style:text-properties fo:font-size="10pt" officeooo:rsid="0029cf2d" officeooo:paragraph-rsid="0029cf2d" style:font-size-asian="10pt" style:font-size-complex="10pt"/>
    </style:style>
    <style:style style:name="P29" style:family="paragraph" style:parent-style-name="Table_20_Contents">
      <style:paragraph-properties fo:line-height="0.4cm" fo:text-align="start" style:justify-single-word="false"/>
      <style:text-properties fo:font-size="10pt" officeooo:paragraph-rsid="004bf3d8" style:font-size-asian="10pt" style:font-size-complex="10pt"/>
    </style:style>
    <style:style style:name="P30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paragraph-rsid="00279fff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28edcd" officeooo:paragraph-rsid="0028edcd" style:font-size-asian="10pt" style:font-weight-asian="normal" style:font-size-complex="10pt" style:font-weight-complex="normal"/>
    </style:style>
    <style:style style:name="T1" style:family="text">
      <style:text-properties fo:language="ru" fo:country="RU" officeooo:rsid="0029cf2d"/>
    </style:style>
    <style:style style:name="T2" style:family="text">
      <style:text-properties fo:language="ru" fo:country="RU" officeooo:rsid="0041fdb9"/>
    </style:style>
    <style:style style:name="T3" style:family="text">
      <style:text-properties officeooo:rsid="0029cf2d"/>
    </style:style>
    <style:style style:name="T4" style:family="text">
      <style:text-properties officeooo:rsid="00358f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edcd" style:font-weight-asian="bold" style:font-weight-complex="bold"/>
    </style:style>
    <style:style style:name="T7" style:family="text">
      <style:text-properties style:font-name="Liberation Serif" fo:font-weight="normal" officeooo:rsid="0028edcd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24efa9" style:font-size-asian="10pt" style:font-size-complex="10pt"/>
    </style:style>
    <style:style style:name="T10" style:family="text">
      <style:text-properties fo:font-size="10pt" fo:font-weight="normal" officeooo:rsid="0028edcd" style:font-size-asian="10pt" style:font-weight-asian="normal" style:font-size-complex="10pt" style:font-weight-complex="normal"/>
    </style:style>
    <style:style style:name="T11" style:family="text">
      <style:text-properties fo:font-size="10pt" fo:font-weight="bold" officeooo:rsid="0028edcd" style:font-size-asian="10pt" style:font-weight-asian="bold" style:font-size-complex="10pt" style:font-weight-complex="bold"/>
    </style:style>
    <style:style style:name="T12" style:family="text">
      <style:text-properties fo:font-weight="normal" officeooo:rsid="0019f7f5" style:font-weight-asian="normal" style:font-weight-complex="normal"/>
    </style:style>
    <style:style style:name="T13" style:family="text">
      <style:text-properties fo:font-weight="normal" officeooo:rsid="00392355" style:font-weight-asian="normal" style:font-weight-complex="normal"/>
    </style:style>
    <style:style style:name="T14" style:family="text">
      <style:text-properties fo:font-weight="normal" officeooo:rsid="0028edcd" style:font-weight-asian="normal" style:font-weight-complex="normal"/>
    </style:style>
    <style:style style:name="T15" style:family="text">
      <style:text-properties officeooo:rsid="004a98d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ДОГОВОР № ПК-</text:span><text:span text:style-name="T9">{d.serialNamber}</text:span><text:span text:style-name="T8">/</text:span><text:span text:style-name="T9">{d.directionNamber}</text:span></text:p>
      <text:p text:style-name="P3">о повышении квалификации руководящего работника (специалиста)</text:p>
      <text:p text:style-name="P3">за счет средств республиканского (местного) бюджета</text:p>
      <text:p text:style-name="P19"><text:span text:style-name="T12">_____._____.202</text:span><text:span text:style-name="T13">2</text:span><text:span text:style-name="T12"> <text:s text:c="149"/></text:span>г.Минск </text:p>
      <text:p text:style-name="P20"/>
      <text:p text:style-name="P26"><text:span text:style-name="T14"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 19-21/4824 от 23.09.2021, именуемое в дальнейшем УЧРЕЖДЕНИЕ ОБРАЗОВАНИЯ, с одной стороны, гражданин </text:span><text:span text:style-name="T6">{d.fullName}</text:span><text:span text:style-name="T14"> именуемый в дальнейшем СЛУШАТЕЛЬ, с другой стороны, и </text:span><text:span text:style-name="T6">{d.organName}</text:span><text:span text:style-name="T14"> в лице </text:span><text:span text:style-name="T6">{d.mainPosition}</text:span><text:span text:style-name="T14"> действующего на основании </text:span><text:span text:style-name="T6">{d.charter}</text:span><text:span text:style-name="T14"> именуемая в дальнейшем ЗАКАЗЧИК, с третьей стороны, </text:span><text:span text:style-name="T7">совместно именуемые Стороны,</text:span><text:span text:style-name="T14">заключили настоящий договор о нижеследующем: </text:span></text:p>
      <text:list xml:id="list2282892453" text:style-name="L1">
        <text:list-item>
          <text:list>
            <text:list-header>
              <text:p text:style-name="P30"><text:span text:style-name="T10">1. Предмет договора – повышение квалификации руководящего работника (специалиста) по образовательной программе </text:span><text:span text:style-name="T11">«{d.cour}»</text:span><text:span text:style-name="T10"> в дневной форме получения образования.</text:span></text:p>
            </text:list-header>
          </text:list>
        </text:list-item>
      </text:list>
      <text:p text:style-name="P4">2. Срок получения образования составляет c <text:span text:style-name="T5">{d.date}</text:span>.</text:p>
      <text:p text:style-name="P4">3. Права и обязанности сторон:</text:p>
      <text:p text:style-name="P5">3.1. УЧРЕЖДЕНИЕ ОБРАЗОВАНИЯ имеет право определять самостоятельно формы, методы и способы осуществления образовательного процесса.</text:p>
      <text:p text:style-name="P4">3.2. УЧРЕЖДЕНИЕ ОБРАЗОВАНИЯ обязуется:</text:p>
      <text:p text:style-name="P4">зачислить СЛУШАТЕЛЯ для получения образования приказом ректора УЧРЕЖДЕНИЯ ОБРАЗОВАНИЯ и обеспечить его повышение квалификации в соответствии с пунктом 1 настоящего договора;</text:p>
      <text:p text:style-name="P4">организовать материально-техническое обеспечение образовательного процесса в соответствии с установленными санитарными нормами, правилами и гигиеническими нормативами;</text:p>
      <text:p text:style-name="P4">обеспечить при наличии мест иногороднего СЛУШАТЕЛЯ местом проживания в общежитии. При этом плата за пользование жилым помещением в общежитии и коммунальные услуги не входит в стоимость обучения и осуществляется отдельно на основании договора найма жилого помещения в общежитии (иного документа, определенного сторонами);</text:p>
      <text:p text:style-name="P4">3.3. СЛУШАТЕЛЬ имеет право на повышение квалификации по <text:span text:style-name="T2">образовательной программе</text:span> в соответствии с пунктом 1 настоящего договора;</text:p>
      <text:p text:style-name="P4">3.4. СЛУШАТЕЛЬ обязуется</text:p>
      <text:p text:style-name="P6">добросовестно относиться к освоению содержания образовательной программы повышения квалификации;</text:p>
      <text:p text:style-name="P6">выполнять требования учредительных документов, правил внутреннего распорядка для обучающихся, иных локальных нормативных правовых актов УЧРЕЖДЕНИЯ ОБРАЗОВАНИЯ;</text:p>
      <text:p text:style-name="P7">бережно относиться к имуществу УЧРЕЖДЕНИЯ ОБРАЗОВАНИЯ.</text:p>
      <text:p text:style-name="P7">4. Ответственность <text:span text:style-name="T2">С</text:span>торон:</text:p>
      <text:p text:style-name="P7">4.1. за неисполнение либо ненадлежащее исполнение своих обязательств по настоящему договору <text:span text:style-name="T2">С</text:span>тороны несут ответственность в соответствии с законодательством Республики Беларусь;</text:p>
      <text:p text:style-name="P7">4.2. СЛУШАТЕЛЬ несет ответственность перед УЧРЕЖДЕНИЕМ ОБРАЗОВАНИЯ за причинение вреда имуществу УЧРЕЖДЕНИЯ ОБРАЗОВАНИЯ в соответствии с законодательством Республики Беларусь.</text:p>
      <text:p text:style-name="P7">5. Дополнительные условия договора:</text:p>
      <text:p text:style-name="P7">5.1. ЗАКАЗЧИК обязуется подписать и <text:span text:style-name="T5">вернуть</text:span> в УЧРЕЖДЕНИЕ ОБРАЗОВАНИЯ (<text:span text:style-name="T5">деканат</text:span>) экземпляр договора.</text:p>
      <text:p text:style-name="P7">6. Антикоррупционная оговорка:</text:p>
      <text:p text:style-name="P7"><text:span text:style-name="T4">6</text:span>.1. 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принимаемые ими решения (действия) с целью получения каких-либо неправомерных преимуществ или для реализации иных неправомерных целей;</text:p>
      <text:p text:style-name="P8">6.2. при исполнении своих обязанностей по договору, Стороны обязуются не допускать действий коррупционной направленности;</text:p>
      <text:p text:style-name="P7">6.3. <text:span text:style-name="T2">С</text:span>тороны обязуются использовать механизм взаимного уведомления о случаях нарушения одной из сторон условий оговорки, а также опровержения (подтверждения) названных сведений;</text:p>
      <text:p text:style-name="P7">6.4. <text:span text:style-name="T2">С</text:span>тороны признают возможность расторжения договора в одностороннем порядке в случае нарушения одной из <text:span text:style-name="T2">С</text:span>торон условий оговорки, а также требования возмещения реального ущерба, возникшего в результате такого расторжения.</text:p>
      <text:p text:style-name="P7">7. Заключительные положения:</text:p>
      <text:p text:style-name="P7">7.1.  настоящий договор составлен <text:span text:style-name="T5">в трех экземплярах</text:span>, имеющих одинаковую юридическую силу, по одному для каждой из <text:span text:style-name="T2">С</text:span>торон;</text:p>
      <text:p text:style-name="P7">7.2. договор вступает в силу со дня его подписания <text:span text:style-name="T2">С</text:span>торонами и действует до исполнения <text:span text:style-name="T2">С</text:span>торонами своих обязательств;</text:p>
      <text:p text:style-name="P7">7.3. договор изменяется и расторгается в соответствии с законодательством Республики Беларусь;</text:p>
      <text:p text:style-name="P7">7.4. вносимые изменения (дополнения) оформляются дополнительными соглашениями;</text:p>
      <text:p text:style-name="P7">7.5. все споры и разногласия по настоящему договору <text:span text:style-name="T2">С</text:span>тороны решают путем переговоров, а при не достижении согласия – в порядке, установленном законодательством Республики Беларусь.</text:p>
      <text:p text:style-name="P8">8. Адреса, реквизиты и подписи <text:span text:style-name="T2">С</text:span>торон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337593673920">
          <table:table-cell table:style-name="Таблица1.A1" office:value-type="string">
            <text:p text:style-name="P2">УЧРЕЖДЕНИЕ ОБРАЗОВАНИЯ</text:p>
          </table:table-cell>
          <table:table-cell table:style-name="Таблица1.A1" office:value-type="string">
            <text:p text:style-name="P2">СЛУШАТЕЛЬ</text:p>
          </table:table-cell>
          <table:table-cell table:style-name="Таблица1.A1" office:value-type="string">
            <text:p text:style-name="P2">ЗАКАЗЧИК</text:p>
          </table:table-cell>
        </table:table-row>
        <text:soft-page-break/>
        <table:table-row table:style-name="TableLine337593674464">
          <table:table-cell table:style-name="Таблица1.A1" office:value-type="string">
            <text:p text:style-name="P9">Учреждение образования «Белорусский государственный медицинский университет» </text:p>
            <text:p text:style-name="P9"/>
          </table:table-cell>
          <table:table-cell table:style-name="Таблица1.A1" office:value-type="string">
            <text:p text:style-name="P15">{d.fullName}</text:p>
          </table:table-cell>
          <table:table-cell table:style-name="Таблица1.A1" office:value-type="string">
            <text:p text:style-name="P15">{d.organName}</text:p>
          </table:table-cell>
        </table:table-row>
        <table:table-row table:style-name="TableLine337593678000">
          <table:table-cell table:style-name="Таблица1.A1" office:value-type="string">
            <text:p text:style-name="P11">Местонахождение: </text:p>
            <text:p text:style-name="P11">проспект Дзержинского, 83, корпус 1, 220116, г. Минск </text:p>
          </table:table-cell>
          <table:table-cell table:style-name="Таблица1.A1" office:value-type="string">
            <text:p text:style-name="P27">Адрес:</text:p>
            <text:p text:style-name="P16">{d.address}</text:p>
            <text:p text:style-name="P17"/>
          </table:table-cell>
          <table:table-cell table:style-name="Таблица1.A1" office:value-type="string">
            <text:p text:style-name="P13">Местонахождение: </text:p>
            <text:p text:style-name="P28">{d.organAddress}</text:p>
          </table:table-cell>
        </table:table-row>
        <table:table-row table:style-name="TableLine337593685616">
          <table:table-cell table:style-name="Таблица1.A1" office:value-type="string">
            <text:p text:style-name="P18">тел. 277-12-01 (приемная); </text:p>
            <text:p text:style-name="P18">факс: 277-12-02;</text:p>
            <text:p text:style-name="P12">тел. <text:span text:style-name="T15">36</text:span>7-94-93 (деканат); </text:p>
          </table:table-cell>
          <table:table-cell table:style-name="Таблица1.A1" office:value-type="string">
            <text:p text:style-name="P16">Тел.д. <text:s/>{d.homePhone}</text:p>
            <text:p text:style-name="P16">Тел.моб <text:s/><text:span text:style-name="T3">{d.mobilePhone}</text:span></text:p>
          </table:table-cell>
          <table:table-cell table:style-name="Таблица1.A1" office:value-type="string">
            <text:p text:style-name="P29">Банковские реквизиты: </text:p>
          </table:table-cell>
        </table:table-row>
        <table:table-row table:style-name="TableLine337593678544">
          <table:table-cell table:style-name="Таблица1.A1" office:value-type="string">
            <text:p text:style-name="P18">Банковские реквизиты: </text:p>
            <text:p text:style-name="P18">Текущий счет</text:p>
            <text:p text:style-name="P18">№ BY93AKBB36329000005386000000 </text:p>
            <text:p text:style-name="P18">Минское областное управление №500 ОАО «АСБ Беларусбанк», BIC (SWIFT) AKBBBY2Х </text:p>
            <text:p text:style-name="P18">УНП 100582412 ОКПО 02017507 </text:p>
            <text:p text:style-name="P18">Адрес банка в г. Минске:</text:p>
            <text:p text:style-name="P12">пр. Дзержинского, 69. </text:p>
          </table:table-cell>
          <table:table-cell table:style-name="Таблица1.A1" office:value-type="string">
            <text:p text:style-name="P21">Документ, удостоверяющий личность (вид, серия (при наличии), номер, дата выдачи, наименование государственного органа его выдавшего, идентификационный номер <text:line-break/>(при наличии) </text:p>
            <text:p text:style-name="P22">______________________________________________________________________________________________________________________________________________________</text:p>
          </table:table-cell>
          <table:table-cell table:style-name="Таблица1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______________________________</text:p>
            <text:p text:style-name="P10">(руководитель, ФИО)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337593673648">
          <table:table-cell table:style-name="Таблица2.A1" office:value-type="string">
            <text:p text:style-name="P23">Первый проректор </text:p>
            <text:p text:style-name="P23">______________________И.Н.Мороз </text:p>
          </table:table-cell>
          <table:table-cell table:style-name="Таблица2.A1" office:value-type="string">
            <text:p text:style-name="P24">______________________________</text:p>
            <text:p text:style-name="P24">(подпись) </text:p>
          </table:table-cell>
          <table:table-cell table:style-name="Таблица2.A1" office:value-type="string">
            <text:p text:style-name="P25">______________________________</text:p>
            <text:p text:style-name="P25">(подпись) </text:p>
          </table:table-cell>
        </table:table-row>
      </table:table>
      <text:p text:style-name="P3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66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3-15T11:41:35.361000000</dc:date>
    <meta:editing-duration>PT1H43M28S</meta:editing-duration>
    <meta:editing-cycles>30</meta:editing-cycles>
    <meta:generator>LibreOffice/7.2.4.1$Windows_X86_64 LibreOffice_project/27d75539669ac387bb498e35313b970b7fe9c4f9</meta:generator>
    <meta:document-statistic meta:table-count="2" meta:image-count="0" meta:object-count="0" meta:page-count="2" meta:paragraph-count="71" meta:word-count="602" meta:character-count="5569" meta:non-whitespace-character-count="4861"/>
  </office:meta>
</office:document-meta>
</file>